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 style:data-style-name="N10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322.84pt" svg:y="66.81pt">
            <loext:p draw:notify-on-update-of-ranges="Sheet1.D6:Sheet1.D6 Sheet1.D7:Sheet1.D9 Sheet1.E6:Sheet1.E6 Sheet1.E7:Sheet1.E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currency" office:currency="USD" office:value="2" calcext:value-type="currency">
            <text:p>$2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" office:value-type="currency" office:currency="USD" office:value="3" calcext:value-type="currency">
            <text:p>$3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1" office:value-type="currency" office:currency="USD" office:value="4" calcext:value-type="currency">
            <text:p>$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5-04-18T18:34:55.480733192</meta:creation-date>
    <dc:date>2015-04-18T18:37:20.209310936</dc:date>
    <dc:creator>Markus Mohrhard</dc:creator>
    <meta:editing-duration>PT2M25S</meta:editing-duration>
    <meta:editing-cycles>1</meta:editing-cycles>
    <meta:document-statistic meta:table-count="1" meta:cell-count="8" meta:object-count="1"/>
    <meta:generator>LibreOfficeDev/4.5.0.0.alpha0$Linux_X86_64 LibreOffice_project/55f1f3bc8c3aeba0014833c1772643db5b62aea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0">
      <number:scientific-number number:decimal-places="2" number:min-integer-digits="1" number:min-exponent-digits="3" loext:exponent-interval="1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61cm" svg:y="4.201cm" style:legend-expansion="high" chart:style-name="ch2"/>
        <chart:plot-area chart:style-name="ch3" table:cell-range-address="Sheet1.D6:Sheet1.E9" chart:data-source-has-labels="row" svg:x="0.32cm" svg:y="0.18cm" svg:width="13.97cm" svg:height="8.64cm">
          <chartooo:coordinate-region svg:x="1.154cm" svg:y="0.379cm" svg:width="12.30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7:Sheet1.E9" chart:label-cell-address="Sheet1.E6:Sheet1.E6" chart:class="chart:scatter">
            <chart:domain table:cell-range-address="Sheet1.D7:Sheet1.D9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2</text:p>
                <draw:g>
                  <svg:desc>Sheet1.E6:Sheet1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7:Sheet1.D9</svg:desc>
                </draw:g>
              </table:table-cell>
              <table:table-cell office:value-type="float" office:value="2">
                <text:p>2</text:p>
                <draw:g>
                  <svg:desc>Sheet1.E7:Sheet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4.5.0.0.alpha0$Linux_X86_64 LibreOffice_project/55f1f3bc8c3aeba0014833c1772643db5b62aea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